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21433" officeooo:paragraph-rsid="00121433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6pt" officeooo:rsid="00121433" officeooo:paragraph-rsid="00121433" style:font-size-asian="14pt" style:font-size-complex="16pt"/>
    </style:style>
    <style:style style:name="T1" style:family="text">
      <style:text-properties fo:color="#d7ba7d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igos a recordar</text:p>
      <text:p text:style-name="P1"/>
      <text:p text:style-name="P1"/>
      <text:p text:style-name="Standard">&lt;a href="https://cdn.akamai.steamstatic.com/client/installer/SteamSetup.exe" id=" link_de_descarga_steam"&gt;link de descarga steam&lt;/a&gt;</text:p>
      <text:p text:style-name="Standard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15:48:56.890000000</meta:creation-date>
    <dc:date>2022-11-29T15:50:07.678000000</dc:date>
    <meta:editing-duration>PT1M11S</meta:editing-duration>
    <meta:editing-cycles>1</meta:editing-cycles>
    <meta:document-statistic meta:table-count="0" meta:image-count="0" meta:object-count="0" meta:page-count="1" meta:paragraph-count="2" meta:word-count="10" meta:character-count="150" meta:non-whitespace-character-count="142"/>
    <meta:generator>LibreOffice/7.3.4.2$Windows_X86_64 LibreOffice_project/728fec16bd5f605073805c3c9e7c4212a0120dc5</meta:generator>
  </office:meta>
</office:document-meta>
</file>